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*Cplex <text:s/>TL 1800s</text:p>
          </table:table-cell>
          <table:covered-table-cell/>
          <table:covered-table-cell table:style-name="ce6"/>
          <table:covered-table-cell table:style-name="ce7"/>
          <table:covered-table-cell table:number-columns-repeated="4"/>
          <table:covered-table-cell table:style-name="ce7"/>
          <table:covered-table-cell table:number-columns-repeated="6"/>
          <table:covered-table-cell table:style-name="ce7"/>
          <table:covered-table-cell table:number-columns-repeated="5"/>
          <table:covered-table-cell table:style-name="ce7"/>
          <table:covered-table-cell table:number-columns-repeated="100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QP</text:p>
          </table:table-cell>
          <table:covered-table-cell table:style-name="ce7"/>
          <table:covered-table-cell table:number-columns-repeated="3"/>
          <table:table-cell table:style-name="ce6" office:value-type="string" calcext:value-type="string" table:number-columns-spanned="6" table:number-rows-spanned="1">
            <text:p>QP+DomCuts</text:p>
          </table:table-cell>
          <table:covered-table-cell table:style-name="ce7"/>
          <table:covered-table-cell table:number-columns-repeated="4"/>
          <table:table-cell table:style-name="ce6" office:value-type="string" calcext:value-type="string" table:number-columns-spanned="6" table:number-rows-spanned="1">
            <text:p>QCR + QP</text:p>
          </table:table-cell>
          <table:covered-table-cell/>
          <table:covered-table-cell table:style-name="ce7"/>
          <table:covered-table-cell table:number-columns-repeated="3"/>
          <table:table-cell table:style-name="ce6" office:value-type="string" calcext:value-type="string" table:number-columns-spanned="7" table:number-rows-spanned="1">
            <text:p>QCR+QP+DomCuts</text:p>
          </table:table-cell>
          <table:covered-table-cell/>
          <table:covered-table-cell table:style-name="ce7"/>
          <table:covered-table-cell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root relax val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table:style-name="ce2" office:value-type="string" calcext:value-type="string">
            <text:p>root relax val</text:p>
          </table:table-cell>
          <table:table-cell office:value-type="string" calcext:value-type="string">
            <text:p># dom cuts</text:p>
          </table:table-cell>
          <table:table-cell office:value-type="string" calcext:value-type="string">
            <text:p>QCR time(s)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root relax val</text:p>
          </table:table-cell>
          <table:table-cell office:value-type="string" calcext:value-type="string">
            <text:p>QCR time(s)</text:p>
          </table:table-cell>
          <table:table-cell office:value-type="string" calcext:value-type="string">
            <text:p>obj</text:p>
          </table:table-cell>
          <table:table-cell table:style-name="ce4" office:value-type="string" calcext:value-type="string">
            <text:p>optimal ?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# nodes</text:p>
          </table:table-cell>
          <table:table-cell table:style-name="ce2" office:value-type="string" calcext:value-type="string">
            <text:p>root relax val</text:p>
          </table:table-cell>
          <table:table-cell office:value-type="string" calcext:value-type="string">
            <text:p># dom cut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1_2_2019_b.txt 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076" calcext:value-type="float">
            <text:p>0.0076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29" calcext:value-type="float">
            <text:p>0.0129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6.0904" calcext:value-type="float">
            <text:p>6.0904</text:p>
          </table:table-cell>
          <table:table-cell office:value-type="float" office:value="70.01" calcext:value-type="float">
            <text:p>70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888" calcext:value-type="float">
            <text:p>0.1888</text:p>
          </table:table-cell>
          <table:table-cell office:value-type="float" office:value="78" calcext:value-type="float">
            <text:p>78</text:p>
          </table:table-cell>
          <table:table-cell office:value-type="float" office:value="70.69" calcext:value-type="float">
            <text:p>70.69</text:p>
          </table:table-cell>
          <table:table-cell office:value-type="float" office:value="6.5855" calcext:value-type="float">
            <text:p>6.5855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45" calcext:value-type="float">
            <text:p>0.0245</text:p>
          </table:table-cell>
          <table:table-cell office:value-type="float" office:value="85" calcext:value-type="float">
            <text:p>85</text:p>
          </table:table-cell>
          <table:table-cell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1_2_2019.txt 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072" calcext:value-type="float">
            <text:p>0.007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089" calcext:value-type="float">
            <text:p>0.0089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.0297" calcext:value-type="float">
            <text:p>7.0297</text:p>
          </table:table-cell>
          <table:table-cell office:value-type="float" office:value="70.01" calcext:value-type="float">
            <text:p>70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818" calcext:value-type="float">
            <text:p>0.0818</text:p>
          </table:table-cell>
          <table:table-cell office:value-type="float" office:value="78" calcext:value-type="float">
            <text:p>78</text:p>
          </table:table-cell>
          <table:table-cell office:value-type="float" office:value="70.69" calcext:value-type="float">
            <text:p>70.69</text:p>
          </table:table-cell>
          <table:table-cell office:value-type="float" office:value="6.8082" calcext:value-type="float">
            <text:p>6.8082</text:p>
          </table:table-cell>
          <table:table-cell office:value-type="float" office:value="70" calcext:value-type="float">
            <text:p>7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326" calcext:value-type="float">
            <text:p>0.1326</text:p>
          </table:table-cell>
          <table:table-cell office:value-type="float" office:value="85" calcext:value-type="float">
            <text:p>85</text:p>
          </table:table-cell>
          <table:table-cell office:value-type="float" office:value="70.69" calcext:value-type="float">
            <text:p>70.6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x Cut gka1a.txt </text:p>
          </table:table-cell>
          <table:table-cell office:value-type="float" office:value="50" calcext:value-type="float">
            <text:p>50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52" calcext:value-type="float">
            <text:p>0.0152</text:p>
          </table:table-cell>
          <table:table-cell office:value-type="float" office:value="39" calcext:value-type="float">
            <text:p>39</text:p>
          </table:table-cell>
          <table:table-cell office:value-type="float" office:value="2461" calcext:value-type="float">
            <text:p>2461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97" calcext:value-type="float">
            <text:p>0.0197</text:p>
          </table:table-cell>
          <table:table-cell office:value-type="float" office:value="32" calcext:value-type="float">
            <text:p>32</text:p>
          </table:table-cell>
          <table:table-cell office:value-type="float" office:value="2461" calcext:value-type="float">
            <text:p>2461</text:p>
          </table:table-cell>
          <table:table-cell office:value-type="float" office:value="82" calcext:value-type="float">
            <text:p>82</text:p>
          </table:table-cell>
          <table:table-cell office:value-type="float" office:value="5.6405" calcext:value-type="float">
            <text:p>5.6405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56" calcext:value-type="float">
            <text:p>0.0956</text:p>
          </table:table-cell>
          <table:table-cell office:value-type="float" office:value="1041" calcext:value-type="float">
            <text:p>1041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4.0502" calcext:value-type="float">
            <text:p>4.0502</text:p>
          </table:table-cell>
          <table:table-cell office:value-type="float" office:value="1762" calcext:value-type="float">
            <text:p>176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54" calcext:value-type="float">
            <text:p>0.0654</text:p>
          </table:table-cell>
          <table:table-cell office:value-type="float" office:value="765" calcext:value-type="float">
            <text:p>765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2174.txt </text:p>
          </table:table-cell>
          <table:table-cell office:value-type="float" office:value="63" calcext:value-type="float">
            <text:p>63</text:p>
          </table:table-cell>
          <table:table-cell office:value-type="float" office:value="538" calcext:value-type="float">
            <text:p>538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220.5608" calcext:value-type="float">
            <text:p>1220.5608</text:p>
          </table:table-cell>
          <table:table-cell office:value-type="float" office:value="5021376" calcext:value-type="float">
            <text:p>5021376</text:p>
          </table:table-cell>
          <table:table-cell office:value-type="float" office:value="891" calcext:value-type="float">
            <text:p>891</text:p>
          </table:table-cell>
          <table:table-cell office:value-type="float" office:value="555" calcext:value-type="float">
            <text:p>55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213" calcext:value-type="float">
            <text:p>1800.0213</text:p>
          </table:table-cell>
          <table:table-cell office:value-type="float" office:value="3488352" calcext:value-type="float">
            <text:p>3488352</text:p>
          </table:table-cell>
          <table:table-cell office:value-type="float" office:value="891" calcext:value-type="float">
            <text:p>891</text:p>
          </table:table-cell>
          <table:table-cell office:value-type="float" office:value="972" calcext:value-type="float">
            <text:p>972</text:p>
          </table:table-cell>
          <table:table-cell office:value-type="float" office:value="10.6234" calcext:value-type="float">
            <text:p>10.6234</text:p>
          </table:table-cell>
          <table:table-cell office:value-type="float" office:value="538.05" calcext:value-type="float">
            <text:p>538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985" calcext:value-type="float">
            <text:p>0.0985</text:p>
          </table:table-cell>
          <table:table-cell office:value-type="float" office:value="444" calcext:value-type="float">
            <text:p>444</text:p>
          </table:table-cell>
          <table:table-cell office:value-type="float" office:value="539.96" calcext:value-type="float">
            <text:p>539.96</text:p>
          </table:table-cell>
          <table:table-cell office:value-type="float" office:value="11.0841" calcext:value-type="float">
            <text:p>11.0841</text:p>
          </table:table-cell>
          <table:table-cell office:value-type="float" office:value="538.05" calcext:value-type="float">
            <text:p>538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4674" calcext:value-type="float">
            <text:p>0.4674</text:p>
          </table:table-cell>
          <table:table-cell office:value-type="float" office:value="404" calcext:value-type="float">
            <text:p>404</text:p>
          </table:table-cell>
          <table:table-cell office:value-type="float" office:value="539.96" calcext:value-type="float">
            <text:p>539.9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3285.txt </text:p>
          </table:table-cell>
          <table:table-cell office:value-type="float" office:value="63" calcext:value-type="float">
            <text:p>63</text:p>
          </table:table-cell>
          <table:table-cell office:value-type="float" office:value="602" calcext:value-type="float">
            <text:p>60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883.3826" calcext:value-type="float">
            <text:p>883.3826</text:p>
          </table:table-cell>
          <table:table-cell office:value-type="float" office:value="3620758" calcext:value-type="float">
            <text:p>3620758</text:p>
          </table:table-cell>
          <table:table-cell office:value-type="float" office:value="979" calcext:value-type="float">
            <text:p>979</text:p>
          </table:table-cell>
          <table:table-cell office:value-type="float" office:value="615" calcext:value-type="float">
            <text:p>61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32" calcext:value-type="float">
            <text:p>1800.0032</text:p>
          </table:table-cell>
          <table:table-cell office:value-type="float" office:value="3309926" calcext:value-type="float">
            <text:p>3309926</text:p>
          </table:table-cell>
          <table:table-cell office:value-type="float" office:value="979" calcext:value-type="float">
            <text:p>979</text:p>
          </table:table-cell>
          <table:table-cell office:value-type="float" office:value="1156" calcext:value-type="float">
            <text:p>1156</text:p>
          </table:table-cell>
          <table:table-cell office:value-type="float" office:value="9.7407" calcext:value-type="float">
            <text:p>9.7407</text:p>
          </table:table-cell>
          <table:table-cell office:value-type="float" office:value="602.06" calcext:value-type="float">
            <text:p>602.06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64" calcext:value-type="float">
            <text:p>0.0164</text:p>
          </table:table-cell>
          <table:table-cell office:value-type="float" office:value="132" calcext:value-type="float">
            <text:p>132</text:p>
          </table:table-cell>
          <table:table-cell office:value-type="float" office:value="602.26" calcext:value-type="float">
            <text:p>602.26</text:p>
          </table:table-cell>
          <table:table-cell office:value-type="float" office:value="9.6026" calcext:value-type="float">
            <text:p>9.6026</text:p>
          </table:table-cell>
          <table:table-cell office:value-type="float" office:value="602" calcext:value-type="float">
            <text:p>60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2705" calcext:value-type="float">
            <text:p>0.2705</text:p>
          </table:table-cell>
          <table:table-cell office:value-type="float" office:value="141" calcext:value-type="float">
            <text:p>141</text:p>
          </table:table-cell>
          <table:table-cell office:value-type="float" office:value="602.26" calcext:value-type="float">
            <text:p>602.26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5386.txt </text:p>
          </table:table-cell>
          <table:table-cell office:value-type="float" office:value="63" calcext:value-type="float">
            <text:p>63</text:p>
          </table:table-cell>
          <table:table-cell office:value-type="float" office:value="920.15" calcext:value-type="float">
            <text:p>920.1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9.8326" calcext:value-type="float">
            <text:p>1809.8326</text:p>
          </table:table-cell>
          <table:table-cell office:value-type="float" office:value="17028605" calcext:value-type="float">
            <text:p>17028605</text:p>
          </table:table-cell>
          <table:table-cell office:value-type="float" office:value="982.75" calcext:value-type="float">
            <text:p>982.75</text:p>
          </table:table-cell>
          <table:table-cell office:value-type="float" office:value="929.08" calcext:value-type="float">
            <text:p>929.08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1035" calcext:value-type="float">
            <text:p>1800.1035</text:p>
          </table:table-cell>
          <table:table-cell office:value-type="float" office:value="2880035" calcext:value-type="float">
            <text:p>2880035</text:p>
          </table:table-cell>
          <table:table-cell office:value-type="float" office:value="982.75" calcext:value-type="float">
            <text:p>982.75</text:p>
          </table:table-cell>
          <table:table-cell office:value-type="float" office:value="1950" calcext:value-type="float">
            <text:p>1950</text:p>
          </table:table-cell>
          <table:table-cell office:value-type="float" office:value="10.1628" calcext:value-type="float">
            <text:p>10.1628</text:p>
          </table:table-cell>
          <table:table-cell office:value-type="float" office:value="900.05" calcext:value-type="float">
            <text:p>900.0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2017" calcext:value-type="float">
            <text:p>0.2017</text:p>
          </table:table-cell>
          <table:table-cell office:value-type="float" office:value="90" calcext:value-type="float">
            <text:p>90</text:p>
          </table:table-cell>
          <table:table-cell office:value-type="float" office:value="900.05" calcext:value-type="float">
            <text:p>900.05</text:p>
          </table:table-cell>
          <table:table-cell office:value-type="float" office:value="10.323" calcext:value-type="float">
            <text:p>10.323</text:p>
          </table:table-cell>
          <table:table-cell office:value-type="float" office:value="900.04" calcext:value-type="float">
            <text:p>900.04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.0956" calcext:value-type="float">
            <text:p>1.0956</text:p>
          </table:table-cell>
          <table:table-cell office:value-type="float" office:value="164" calcext:value-type="float">
            <text:p>164</text:p>
          </table:table-cell>
          <table:table-cell office:value-type="float" office:value="900.05" calcext:value-type="float">
            <text:p>900.05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15.txt </text:p>
          </table:table-cell>
          <table:table-cell office:value-type="float" office:value="41" calcext:value-type="float">
            <text:p>41</text:p>
          </table:table-cell>
          <table:table-cell office:value-type="float" office:value="199" calcext:value-type="float">
            <text:p>19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02.3526" calcext:value-type="float">
            <text:p>102.3526</text:p>
          </table:table-cell>
          <table:table-cell office:value-type="float" office:value="1318278" calcext:value-type="float">
            <text:p>1318278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87.1405" calcext:value-type="float">
            <text:p>287.1405</text:p>
          </table:table-cell>
          <table:table-cell office:value-type="float" office:value="1429702" calcext:value-type="float">
            <text:p>1429702</text:p>
          </table:table-cell>
          <table:table-cell office:value-type="float" office:value="352" calcext:value-type="float">
            <text:p>352</text:p>
          </table:table-cell>
          <table:table-cell office:value-type="float" office:value="444" calcext:value-type="float">
            <text:p>444</text:p>
          </table:table-cell>
          <table:table-cell office:value-type="float" office:value="2.781" calcext:value-type="float">
            <text:p>2.781</text:p>
          </table:table-cell>
          <table:table-cell office:value-type="float" office:value="199.01" calcext:value-type="float">
            <text:p>199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39" calcext:value-type="float">
            <text:p>0.0639</text:p>
          </table:table-cell>
          <table:table-cell office:value-type="float" office:value="1125" calcext:value-type="float">
            <text:p>1125</text:p>
          </table:table-cell>
          <table:table-cell office:value-type="float" office:value="199.41" calcext:value-type="float">
            <text:p>199.41</text:p>
          </table:table-cell>
          <table:table-cell office:value-type="float" office:value="2.7578" calcext:value-type="float">
            <text:p>2.7578</text:p>
          </table:table-cell>
          <table:table-cell office:value-type="float" office:value="199.01" calcext:value-type="float">
            <text:p>199.0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772" calcext:value-type="float">
            <text:p>0.0772</text:p>
          </table:table-cell>
          <table:table-cell office:value-type="float" office:value="634" calcext:value-type="float">
            <text:p>634</text:p>
          </table:table-cell>
          <table:table-cell office:value-type="float" office:value="199.41" calcext:value-type="float">
            <text:p>199.4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6601.txt </text:p>
          </table:table-cell>
          <table:table-cell office:value-type="float" office:value="160" calcext:value-type="float">
            <text:p>160</text:p>
          </table:table-cell>
          <table:table-cell office:value-type="float" office:value="2188.5" calcext:value-type="float">
            <text:p>2188.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3382" calcext:value-type="float">
            <text:p>1800.3382</text:p>
          </table:table-cell>
          <table:table-cell office:value-type="float" office:value="6981014" calcext:value-type="float">
            <text:p>6981014</text:p>
          </table:table-cell>
          <table:table-cell office:value-type="float" office:value="2425" calcext:value-type="float">
            <text:p>2425</text:p>
          </table:table-cell>
          <table:table-cell office:value-type="float" office:value="2193" calcext:value-type="float">
            <text:p>219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17.9468" calcext:value-type="float">
            <text:p>1817.9468</text:p>
          </table:table-cell>
          <table:table-cell office:value-type="float" office:value="2635802" calcext:value-type="float">
            <text:p>2635802</text:p>
          </table:table-cell>
          <table:table-cell office:value-type="float" office:value="2425" calcext:value-type="float">
            <text:p>2425</text:p>
          </table:table-cell>
          <table:table-cell office:value-type="float" office:value="2488" calcext:value-type="float">
            <text:p>2488</text:p>
          </table:table-cell>
          <table:table-cell office:value-type="float" office:value="739.6701" calcext:value-type="float">
            <text:p>739.6701</text:p>
          </table:table-cell>
          <table:table-cell office:value-type="float" office:value="2181.22" calcext:value-type="float">
            <text:p>2181.2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75.3387" calcext:value-type="float">
            <text:p>75.3387</text:p>
          </table:table-cell>
          <table:table-cell office:value-type="float" office:value="269950" calcext:value-type="float">
            <text:p>269950</text:p>
          </table:table-cell>
          <table:table-cell office:value-type="float" office:value="2181.3" calcext:value-type="float">
            <text:p>2181.3</text:p>
          </table:table-cell>
          <table:table-cell office:value-type="float" office:value="781.6519" calcext:value-type="float">
            <text:p>781.6519</text:p>
          </table:table-cell>
          <table:table-cell office:value-type="float" office:value="2181.22" calcext:value-type="float">
            <text:p>2181.2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63.5297" calcext:value-type="float">
            <text:p>263.5297</text:p>
          </table:table-cell>
          <table:table-cell office:value-type="float" office:value="170740" calcext:value-type="float">
            <text:p>170740</text:p>
          </table:table-cell>
          <table:table-cell office:value-type="float" office:value="2181.3" calcext:value-type="float">
            <text:p>2181.3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17292.txt </text:p>
          </table:table-cell>
          <table:table-cell office:value-type="float" office:value="64" calcext:value-type="float">
            <text:p>64</text:p>
          </table:table-cell>
          <table:table-cell office:value-type="float" office:value="1045.21" calcext:value-type="float">
            <text:p>1045.2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2.9784" calcext:value-type="float">
            <text:p>1802.9784</text:p>
          </table:table-cell>
          <table:table-cell office:value-type="float" office:value="21143372" calcext:value-type="float">
            <text:p>21143372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1053.17" calcext:value-type="float">
            <text:p>1053.17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314" calcext:value-type="float">
            <text:p>1800.314</text:p>
          </table:table-cell>
          <table:table-cell office:value-type="float" office:value="1156087" calcext:value-type="float">
            <text:p>1156087</text:p>
          </table:table-cell>
          <table:table-cell office:value-type="float" office:value="1079.49" calcext:value-type="float">
            <text:p>1079.49</text:p>
          </table:table-cell>
          <table:table-cell office:value-type="float" office:value="3528" calcext:value-type="float">
            <text:p>3528</text:p>
          </table:table-cell>
          <table:table-cell office:value-type="float" office:value="11.3278" calcext:value-type="float">
            <text:p>11.3278</text:p>
          </table:table-cell>
          <table:table-cell office:value-type="float" office:value="972" calcext:value-type="float">
            <text:p>97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72" calcext:value-type="float">
            <text:p>0.0272</text:p>
          </table:table-cell>
          <table:table-cell office:value-type="float" office:value="116" calcext:value-type="float">
            <text:p>116</text:p>
          </table:table-cell>
          <table:table-cell office:value-type="float" office:value="972" calcext:value-type="float">
            <text:p>972</text:p>
          </table:table-cell>
          <table:table-cell office:value-type="float" office:value="10.5651" calcext:value-type="float">
            <text:p>10.5651</text:p>
          </table:table-cell>
          <table:table-cell office:value-type="float" office:value="972" calcext:value-type="float">
            <text:p>97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9201" calcext:value-type="float">
            <text:p>0.9201</text:p>
          </table:table-cell>
          <table:table-cell office:value-type="float" office:value="113" calcext:value-type="float">
            <text:p>113</text:p>
          </table:table-cell>
          <table:table-cell office:value-type="float" office:value="972" calcext:value-type="float">
            <text:p>97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1069.txt </text:p>
          </table:table-cell>
          <table:table-cell office:value-type="float" office:value="63" calcext:value-type="float">
            <text:p>63</text:p>
          </table:table-cell>
          <table:table-cell office:value-type="float" office:value="1013.89" calcext:value-type="float">
            <text:p>1013.89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2.2617" calcext:value-type="float">
            <text:p>1802.2617</text:p>
          </table:table-cell>
          <table:table-cell office:value-type="float" office:value="18378868" calcext:value-type="float">
            <text:p>18378868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020.16" calcext:value-type="float">
            <text:p>1020.16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6436" calcext:value-type="float">
            <text:p>1800.6436</text:p>
          </table:table-cell>
          <table:table-cell office:value-type="float" office:value="4045654" calcext:value-type="float">
            <text:p>404565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1406" calcext:value-type="float">
            <text:p>1406</text:p>
          </table:table-cell>
          <table:table-cell office:value-type="float" office:value="10.7228" calcext:value-type="float">
            <text:p>10.7228</text:p>
          </table:table-cell>
          <table:table-cell office:value-type="float" office:value="977.07" calcext:value-type="float">
            <text:p>977.07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5512" calcext:value-type="float">
            <text:p>0.5512</text:p>
          </table:table-cell>
          <table:table-cell office:value-type="float" office:value="808" calcext:value-type="float">
            <text:p>808</text:p>
          </table:table-cell>
          <table:table-cell office:value-type="float" office:value="977.32" calcext:value-type="float">
            <text:p>977.32</text:p>
          </table:table-cell>
          <table:table-cell office:value-type="float" office:value="10.7481" calcext:value-type="float">
            <text:p>10.7481</text:p>
          </table:table-cell>
          <table:table-cell office:value-type="float" office:value="977.1" calcext:value-type="float">
            <text:p>977.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5666" calcext:value-type="float">
            <text:p>0.5666</text:p>
          </table:table-cell>
          <table:table-cell office:value-type="float" office:value="881" calcext:value-type="float">
            <text:p>881</text:p>
          </table:table-cell>
          <table:table-cell office:value-type="float" office:value="977.32" calcext:value-type="float">
            <text:p>977.32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cc23697.txt </text:p>
          </table:table-cell>
          <table:table-cell office:value-type="float" office:value="59" calcext:value-type="float">
            <text:p>59</text:p>
          </table:table-cell>
          <table:table-cell office:value-type="float" office:value="904.5" calcext:value-type="float">
            <text:p>904.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2.8253" calcext:value-type="float">
            <text:p>1802.8253</text:p>
          </table:table-cell>
          <table:table-cell office:value-type="float" office:value="16716033" calcext:value-type="float">
            <text:p>16716033</text:p>
          </table:table-cell>
          <table:table-cell office:value-type="float" office:value="928.75" calcext:value-type="float">
            <text:p>928.75</text:p>
          </table:table-cell>
          <table:table-cell office:value-type="float" office:value="907.63" calcext:value-type="float">
            <text:p>907.63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0075" calcext:value-type="float">
            <text:p>1800.0075</text:p>
          </table:table-cell>
          <table:table-cell office:value-type="float" office:value="3240805" calcext:value-type="float">
            <text:p>3240805</text:p>
          </table:table-cell>
          <table:table-cell office:value-type="float" office:value="928.75" calcext:value-type="float">
            <text:p>928.75</text:p>
          </table:table-cell>
          <table:table-cell office:value-type="float" office:value="1920" calcext:value-type="float">
            <text:p>1920</text:p>
          </table:table-cell>
          <table:table-cell office:value-type="float" office:value="8.3256" calcext:value-type="float">
            <text:p>8.3256</text:p>
          </table:table-cell>
          <table:table-cell office:value-type="float" office:value="867" calcext:value-type="float">
            <text:p>867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899" calcext:value-type="float">
            <text:p>0.0899</text:p>
          </table:table-cell>
          <table:table-cell office:value-type="float" office:value="91" calcext:value-type="float">
            <text:p>91</text:p>
          </table:table-cell>
          <table:table-cell office:value-type="float" office:value="867" calcext:value-type="float">
            <text:p>867</text:p>
          </table:table-cell>
          <table:table-cell office:value-type="float" office:value="7.7802" calcext:value-type="float">
            <text:p>7.7802</text:p>
          </table:table-cell>
          <table:table-cell office:value-type="float" office:value="867" calcext:value-type="float">
            <text:p>867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5241" calcext:value-type="float">
            <text:p>0.5241</text:p>
          </table:table-cell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ive_Instance.txt </text:p>
          </table:table-cell>
          <table:table-cell office:value-type="float" office:value="150" calcext:value-type="float">
            <text:p>150</text:p>
          </table:table-cell>
          <table:table-cell office:value-type="float" office:value="445.5" calcext:value-type="float">
            <text:p>445.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1.1645" calcext:value-type="float">
            <text:p>1801.1645</text:p>
          </table:table-cell>
          <table:table-cell office:value-type="float" office:value="8319135" calcext:value-type="float">
            <text:p>8319135</text:p>
          </table:table-cell>
          <table:table-cell office:value-type="float" office:value="544" calcext:value-type="float">
            <text:p>544</text:p>
          </table:table-cell>
          <table:table-cell office:value-type="float" office:value="449" calcext:value-type="float">
            <text:p>449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0.7907" calcext:value-type="float">
            <text:p>1800.7907</text:p>
          </table:table-cell>
          <table:table-cell office:value-type="float" office:value="5494657" calcext:value-type="float">
            <text:p>5494657</text:p>
          </table:table-cell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  <table:table-cell office:value-type="float" office:value="421.6135" calcext:value-type="float">
            <text:p>421.6135</text:p>
          </table:table-cell>
          <table:table-cell office:value-type="float" office:value="427.01" calcext:value-type="float">
            <text:p>427.0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2.5813" calcext:value-type="float">
            <text:p>1802.5813</text:p>
          </table:table-cell>
          <table:table-cell office:value-type="float" office:value="12848543" calcext:value-type="float">
            <text:p>12848543</text:p>
          </table:table-cell>
          <table:table-cell office:value-type="float" office:value="438.04" calcext:value-type="float">
            <text:p>438.04</text:p>
          </table:table-cell>
          <table:table-cell office:value-type="float" office:value="396.2309" calcext:value-type="float">
            <text:p>396.2309</text:p>
          </table:table-cell>
          <table:table-cell office:value-type="float" office:value="427.57" calcext:value-type="float">
            <text:p>427.57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01.5286" calcext:value-type="float">
            <text:p>1801.5286</text:p>
          </table:table-cell>
          <table:table-cell office:value-type="float" office:value="6793951" calcext:value-type="float">
            <text:p>6793951</text:p>
          </table:table-cell>
          <table:table-cell office:value-type="float" office:value="438.04" calcext:value-type="float">
            <text:p>438.0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Zhibin_Deng.txt </text:p>
          </table:table-cell>
          <table:table-cell office:value-type="float" office:value="90" calcext:value-type="float">
            <text:p>90</text:p>
          </table:table-cell>
          <table:table-cell office:value-type="float" office:value="10235" calcext:value-type="float">
            <text:p>1023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259.1256" calcext:value-type="float">
            <text:p>2259.1256</text:p>
          </table:table-cell>
          <table:table-cell office:value-type="float" office:value="2235633" calcext:value-type="float">
            <text:p>2235633</text:p>
          </table:table-cell>
          <table:table-cell office:value-type="float" office:value="19680" calcext:value-type="float">
            <text:p>19680</text:p>
          </table:table-cell>
          <table:table-cell office:value-type="float" office:value="10285" calcext:value-type="float">
            <text:p>10285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811.0004" calcext:value-type="float">
            <text:p>1811.0004</text:p>
          </table:table-cell>
          <table:table-cell office:value-type="float" office:value="1895877" calcext:value-type="float">
            <text:p>1895877</text:p>
          </table:table-cell>
          <table:table-cell office:value-type="float" office:value="19680" calcext:value-type="float">
            <text:p>19680</text:p>
          </table:table-cell>
          <table:table-cell office:value-type="float" office:value="702" calcext:value-type="float">
            <text:p>702</text:p>
          </table:table-cell>
          <table:table-cell office:value-type="float" office:value="48.1588" calcext:value-type="float">
            <text:p>48.1588</text:p>
          </table:table-cell>
          <table:table-cell office:value-type="float" office:value="4923.49" calcext:value-type="float">
            <text:p>4923.4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770.224" calcext:value-type="float">
            <text:p>1770.224</text:p>
          </table:table-cell>
          <table:table-cell office:value-type="float" office:value="4698678" calcext:value-type="float">
            <text:p>4698678</text:p>
          </table:table-cell>
          <table:table-cell office:value-type="float" office:value="5742.98" calcext:value-type="float">
            <text:p>5742.98</text:p>
          </table:table-cell>
          <table:table-cell office:value-type="float" office:value="46.5247" calcext:value-type="float">
            <text:p>46.5247</text:p>
          </table:table-cell>
          <table:table-cell office:value-type="float" office:value="4923.49" calcext:value-type="float">
            <text:p>4923.49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797.4605" calcext:value-type="float">
            <text:p>1797.4605</text:p>
          </table:table-cell>
          <table:table-cell office:value-type="float" office:value="4830244" calcext:value-type="float">
            <text:p>4830244</text:p>
          </table:table-cell>
          <table:table-cell office:value-type="float" office:value="5742.98" calcext:value-type="float">
            <text:p>5742.9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\\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2:54:00.336577146</meta:creation-date>
    <dc:date>2025-01-13T14:49:03.379489976</dc:date>
    <meta:editing-duration>PT4M23S</meta:editing-duration>
    <meta:editing-cycles>2</meta:editing-cycles>
    <meta:generator>LibreOffice/7.3.7.2$Linux_X86_64 LibreOffice_project/30$Build-2</meta:generator>
    <meta:document-statistic meta:table-count="1" meta:cell-count="382" meta:object-count="0"/>
  </office:meta>
</office:document-meta>
</file>